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2.3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Linienspitzen_20_4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42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1.75cm" fo:min-width="1.5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3.871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Linienspitzen_20_6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1.466cm" fo:min-width="1.9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1.75cm" fo:min-width="2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3.324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="Linienspitzen_20_7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0.75cm" fo:min-width="3.3cm"/>
      <style:paragraph-properties style:writing-mode="lr-tb"/>
    </style:style>
    <style:style style:name="gr13" style:family="graphic" style:parent-style-name="objectwithoutfill">
      <style:graphic-properties draw:stroke="dash" draw:stroke-dash="Dash" svg:stroke-width="0.035cm" svg:stroke-color="#000000" draw:marker-start="" draw:marker-start-width="0.252cm" draw:marker-end="" draw:marker-end-width="0.252cm" svg:stroke-linecap="butt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2.422cm" fo:min-width="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opacity="0%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opacity="0%"/>
      <style:paragraph-properties fo:text-align="center" style:writing-mode="lr-tb"/>
    </style:style>
    <style:style style:name="P6" style:family="paragraph">
      <loext:graphic-properties draw:fill="none" draw:fill-color="#729fcf"/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 draw:fill-color="#729fcf"/>
      <style:paragraph-properties fo:text-align="end" style:writing-mode="lr-tb"/>
    </style:style>
    <style:style style:name="P10" style:family="paragraph">
      <loext:graphic-properties draw:fill="none" draw:fill-color="#729fcf"/>
      <style:paragraph-properties fo:text-align="center" style:writing-mode="lr-tb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5cm" svg:height="4cm" draw:transform="skewX (-0.00122173047639603) translate (0.148cm 0.1cm)">
          <text:p text:style-name="P1">VCR</text:p>
          <text:p text:style-name="P1">S-Video</text:p>
          <text:p text:style-name="P1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35cm" svg:y1="0.6cm" svg:x2="3.6cm" svg:y2="0.6cm">
          <text:p/>
        </draw:line>
        <draw:custom-shape draw:style-name="gr3" draw:text-style-name="P5" draw:layer="layout" svg:width="7cm" svg:height="4cm" draw:transform="skewX (-0.00122173047639603) translate (5.598cm 0.1cm)">
          <text:p text:style-name="P4">Panasonic DMR-EH6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85cm" svg:y1="0.6cm" svg:x2="5.1cm" svg:y2="0.6cm">
          <text:p/>
        </draw:line>
        <draw:line draw:style-name="gr4" draw:text-style-name="P3" draw:layer="layout" svg:x1="10.35cm" svg:y1="0.6cm" svg:x2="13.1cm" svg:y2="0.6cm">
          <text:p/>
        </draw:line>
        <draw:custom-shape draw:style-name="gr5" draw:text-style-name="P6" draw:layer="layout" svg:width="2cm" svg:height="2cm" svg:x="5.6cm" svg:y="0.65cm">
          <text:p text:style-name="P1"><text:span text:style-name="T1">Front AV3 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51cm" svg:height="4cm" draw:transform="skewX (-0.00122173047639603) translate (15.047cm 0.1cm)">
          <text:p text:style-name="P4">HDMI split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7.3cm" svg:y1="0.6cm" svg:x2="14.55cm" svg:y2="0.6cm">
          <text:p/>
        </draw:line>
        <draw:custom-shape draw:style-name="gr8" draw:text-style-name="P7" draw:layer="layout" svg:width="2.5cm" svg:height="1.75cm" svg:x="7.85cm" svg:y="0.35cm">
          <text:p text:style-name="P4"><text:span text:style-name="T2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5cm" svg:height="2cm" svg:x="10.1cm" svg:y="0.6cm">
          <text:p text:style-name="P8"><text:span text:style-name="T1">HDMI 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04cm" svg:height="4cm" draw:transform="skewX (-0.00122173047639603) translate (21.944cm 0.1cm)">
          <text:p text:style-name="P4">Blackmagic DeckLink 4k Extrem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5.35cm" svg:y1="0.6cm" svg:x2="21.45cm" svg:y2="0.6cm">
          <text:p/>
        </draw:line>
        <draw:custom-shape draw:style-name="gr9" draw:text-style-name="P9" draw:layer="layout" svg:width="2.5cm" svg:height="2cm" svg:x="15.05cm" svg:y="0.6cm">
          <text:p text:style-name="P1"><text:span text:style-name="T1">HDMI inpu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cm" svg:height="2cm" svg:x="17.05cm" svg:y="0.6cm">
          <text:p text:style-name="P8"><text:span text:style-name="T1">HDMI outpu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309cm" svg:y1="0.6cm" svg:x2="20.05cm" svg:y2="0.6cm">
          <text:p/>
        </draw:line>
        <draw:custom-shape draw:style-name="gr12" draw:text-style-name="P6" draw:layer="layout" svg:width="3.8cm" svg:height="1cm" svg:x="21.85cm" svg:y="0.6cm">
          <text:p text:style-name="P1"><text:span text:style-name="T1">HDMI input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6cm" svg:y1="0.6cm" svg:x2="5.1cm" svg:y2="0.6cm">
          <text:p/>
        </draw:line>
        <draw:custom-shape draw:style-name="gr14" draw:text-style-name="P10" draw:layer="layout" svg:width="2.5cm" svg:height="2.672cm" svg:x="3.1cm" svg:y="0.678cm">
          <text:p text:style-name="P4"><text:span text:style-name="T1">1 m S-Video cable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1cm" svg:y1="0.591cm" svg:x2="14.55cm" svg:y2="0.6cm">
          <text:p/>
        </draw:line>
        <draw:custom-shape draw:style-name="gr14" draw:text-style-name="P10" draw:layer="layout" svg:width="2.5cm" svg:height="2.672cm" svg:x="12.6cm" svg:y="0.669cm">
          <text:p text:style-name="P4"><text:span text:style-name="T1">50 cm HDMI cable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0.05cm" svg:y1="0.6cm" svg:x2="21.45cm" svg:y2="0.6cm">
          <text:p/>
        </draw:line>
        <draw:custom-shape draw:style-name="gr14" draw:text-style-name="P10" draw:layer="layout" svg:width="2.5cm" svg:height="2.672cm" svg:x="19.55cm" svg:y="0.66cm">
          <text:p text:style-name="P4"><text:span text:style-name="T1">50 cm HDMI c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marker draw:name="Linienspitzen_20_6" draw:display-name="Linienspitzen 6" svg:viewBox="-10 0 10 15" svg:d="M0 0zM-5 0l-5 15h5z"/>
    <draw:marker draw:name="Linienspitzen_20_7" draw:display-name="Linienspitzen 7" svg:viewBox="0 0 1131 1918" svg:d="M737 1131h394l-564-1131-567 1131h398l-398 787h1131z"/>
    <draw:marker draw:name="Linienspitzen_20_8" draw:display-name="Linienspitzen 8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6.1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19T21:59:24.172000000</dc:date>
    <meta:editing-duration>PT2H42M14S</meta:editing-duration>
    <meta:editing-cycles>16</meta:editing-cycles>
    <meta:generator>LibreOffice/7.4.0.3$Windows_X86_64 LibreOffice_project/f85e47c08ddd19c015c0114a68350214f7066f5a</meta:generator>
    <meta:document-statistic meta:object-count="22"/>
  </office:meta>
</office:document-meta>
</file>